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Number of Aplications Each Year</text:p>
          </table:table-cell>
          <table:table-cell table:number-columns-repeated="1638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58767" table:style-name="ce1">
            <text:p>358767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15607" table:style-name="ce1">
            <text:p>415607</text:p>
          </table:table-cell>
          <table:table-cell table:number-columns-repeated="2"/>
          <table:table-cell table:style-name="ce1">
            <draw:frame draw:z-index="1" draw:id="id0" draw:style-name="a0" draw:name="Chart 5" svg:x="0.01042in" svg:y="0.11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442114" table:style-name="ce1">
            <text:p>442114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19427" table:style-name="ce1">
            <text:p>519427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18727" table:style-name="ce1">
            <text:p>618727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47803" table:style-name="ce1">
            <text:p>647803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etty</meta:initial-creator>
    <dc:creator>Elcot</dc:creator>
    <meta:creation-date>2018-01-21T06:43:02Z</meta:creation-date>
    <dc:date>2018-01-21T20:40:21Z</dc:date>
    <meta:editing-cycles>1</meta:editing-cycles>
    <meta:editing-duration>PT8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7375e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year</text:p>
              </table:table-cell>
              <table:table-cell office:value-type="string">
                <text:p>Number of Aplications Each Year</text:p>
              </table:table-cell>
            </table:table-row>
          </table:table-header-rows>
          <table:table-row>
            <table:table-cell office:value-type="float" office:value="2011"/>
            <table:table-cell office:value-type="float" office:value="2011"/>
            <table:table-cell office:value-type="float" office:value="358767"/>
          </table:table-row>
          <table:table-row>
            <table:table-cell office:value-type="float" office:value="2012"/>
            <table:table-cell office:value-type="float" office:value="2012"/>
            <table:table-cell office:value-type="float" office:value="415607"/>
          </table:table-row>
          <table:table-row>
            <table:table-cell office:value-type="float" office:value="2013"/>
            <table:table-cell office:value-type="float" office:value="2013"/>
            <table:table-cell office:value-type="float" office:value="442114"/>
          </table:table-row>
          <table:table-row>
            <table:table-cell office:value-type="float" office:value="2014"/>
            <table:table-cell office:value-type="float" office:value="2014"/>
            <table:table-cell office:value-type="float" office:value="519427"/>
          </table:table-row>
          <table:table-row>
            <table:table-cell office:value-type="float" office:value="2015"/>
            <table:table-cell office:value-type="float" office:value="2015"/>
            <table:table-cell office:value-type="float" office:value="618727"/>
          </table:table-row>
          <table:table-row>
            <table:table-cell office:value-type="float" office:value="2016"/>
            <table:table-cell office:value-type="float" office:value="2016"/>
            <table:table-cell office:value-type="float" office:value="6478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